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5.943cm"/>
    </style:style>
    <style:style style:name="co5" style:family="table-column">
      <style:table-column-properties fo:break-before="auto" style:column-width="9.296cm"/>
    </style:style>
    <style:style style:name="ro1" style:family="table-row">
      <style:table-row-properties style:row-height="1.6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484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0.864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ro9" style:family="table-row">
      <style:table-row-properties style:row-height="4.888cm" fo:break-before="auto" style:use-optimal-row-height="true"/>
    </style:style>
    <style:style style:name="ro10" style:family="table-row">
      <style:table-row-properties style:row-height="1.259cm" fo:break-before="auto" style:use-optimal-row-height="true"/>
    </style:style>
    <style:style style:name="ro11" style:family="table-row">
      <style:table-row-properties style:row-height="10.964cm" fo:break-before="auto" style:use-optimal-row-height="true"/>
    </style:style>
    <style:style style:name="ro1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.039cm"/>
    </style:style>
    <style:style style:name="T1" style:family="text">
      <style:text-properties style:font-size-asian="11pt" style:font-size-complex="11pt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3" office:value-type="string" calcext:value-type="string" table:number-columns-spanned="5" table:number-rows-spanned="1">
            <text:p>Create Google Account for Personal Use – Test Cases</text:p>
          </table:table-cell>
          <table:covered-table-cell table:number-columns-repeated="4" table:style-name="ce11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<text:span text:style-name="T1">Preconditions: Create your Google Account page (</text:span><text:span text:style-name="T1"><text:a xlink:href="https://accounts.google.com/signup/v2/webcreateaccount?service=mail&amp;continue=https%3A%2F%2Fmail.google.com%2Fmail%2F&amp;flowName=GlifWebSignIn&amp;flowEntry=SignUp&amp;hl=en-GB" xlink:type="simple">SignUpPage</text:a></text:span><text:span text:style-name="T1">) is opened</text:span></text:p>
          </table:table-cell>
          <table:covered-table-cell table:number-columns-repeated="4" table:style-name="ce11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rrectly creating an account 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eload the Create Account page </text:p>
          </table:table-cell>
          <table:table-cell office:value-type="string" calcext:value-type="string">
            <text:p>The page loads with properly with components: </text:p>
            <text:p>*The “Create your Google Account” title</text:p>
            <text:p>*The registration form (First name, Last name, Username, Password, Confirm)</text:p>
            <text:p>*The “Sign in instead” button</text:p>
            <text:p>*The ”Next” button</text:p>
            <text:p>*The “Show password” check-box</text:p>
            <text:p>*Language selection option </text:p>
            <text:p>*Help / Privacy / Terms tabs</text:p>
            <text:p/>
            <text:p>The mouse cursor is set in First name fiel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Fill registration form with valid data</text:p>
          </table:table-cell>
          <table:table-cell office:value-type="string" calcext:value-type="string">
            <text:p>*Entered name, last name and user name are displayed in the appropriate fields</text:p>
            <text:p><text:span text:style-name="T3">*The entered password is displayed encrypted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page is opened</text:p>
            <text:p>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he “First name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registration form with valid data, except for “First name” field – it should be empty</text:p>
          </table:table-cell>
          <table:table-cell office:value-type="string" calcext:value-type="string">
            <text:p>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not created</text:p>
            <text:p>The “First name” field is highlighted in red</text:p>
            <text:p>“Enter first name” message is shown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space in the field “First name”</text:p>
          </table:table-cell>
          <table:table-cell office:value-type="string" calcext:value-type="string">
            <text:p>The cursor has mov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not created</text:p>
            <text:p>The “First name” field is highlighted in red</text:p>
            <text:p>“Enter first name” message is shown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he “First name” field accepts diacritics (e. g. ś, ć, ē, ï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first name contains diacritics (e. g. ś, ć, ē, ï)</text:p>
          </table:table-cell>
          <table:table-cell office:value-type="string" calcext:value-type="string">
            <text:p>Entered name is display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ll the rest of registration form with valid data</text:p>
          </table:table-cell>
          <table:table-cell office:value-type="string" calcext:value-type="string">
            <text:p>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page is opened </text:p>
            <text:p> 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he “Last name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registration form with valid data, except for “Last name” field – it should be empty</text:p>
          </table:table-cell>
          <table:table-cell office:value-type="string" calcext:value-type="string">
            <text:p>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not created</text:p>
            <text:p>The “Last name” field is highlighted in red</text:p>
            <text:p>“Enter last name” message is show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ype a space in the field “Last name”</text:p>
          </table:table-cell>
          <table:table-cell office:value-type="string" calcext:value-type="string">
            <text:p>The cursor has moved in the “Last name” field 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3">The account is not created</text:span></text:p>
            <text:p><text:span text:style-name="T3">The “Last name” field is highlighted in red</text:span></text:p>
            <text:p><text:span text:style-name="T3">“Enter last name” message is shown</text:span></text:p>
            <text:p> 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he “Last name” field accepts diacritics (e. g. ś, ć, ē, ï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last name contains diacritics (e. g. ś, ć, ē, ï)</text:p>
          </table:table-cell>
          <table:table-cell office:value-type="string" calcext:value-type="string">
            <text:p>Entered name is display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ll the rest of registration form with valid data</text:p>
          </table:table-cell>
          <table:table-cell office:value-type="string" calcext:value-type="string">
            <text:p>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page is opened </text:p>
            <text:p> 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he “Last name” field accepts sign “–“ (for double last na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a double last name with a dash in it</text:p>
          </table:table-cell>
          <table:table-cell office:value-type="string" calcext:value-type="string">
            <text:p><text:span text:style-name="T3">The name entered is displayed i</text:span>n the “Last name” fiel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ll the rest of registration form with valid data</text:p>
          </table:table-cell>
          <table:table-cell office:value-type="string" calcext:value-type="string">
            <text:p>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he “Username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registration form with valid data, except for “Username” field – it should be empty</text:p>
          </table:table-cell>
          <table:table-cell office:value-type="string" calcext:value-type="string">
            <text:p>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not created</text:p>
            <text:p>The “Username” field is highlighted in red</text:p>
            <text:p>“Enter username” message is show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Type a space in the field “User name”</text:p>
          </table:table-cell>
          <table:table-cell office:value-type="string" calcext:value-type="string">
            <text:p>The cursor has moved in the “User 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3">The account is not created</text:span></text:p>
            <text:p><text:span text:style-name="T3">The “Username” field is highlighted in red</text:span></text:p>
            <text:p><text:span text:style-name="T3">“Choose a Gmail address” message is shown</text:span></text:p>
            <text:p/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he user name must be uniqu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a user name which is taken, in the field “Username” (use only letters, numbers and periods)</text:p>
          </table:table-cell>
          <table:table-cell office:value-type="string" calcext:value-type="string">
            <text:p><text:span text:style-name="T3">The user name entered is displayed in the “Username” field </text:span></text:p>
            <text:p>The “Username” field is highlighted in red</text:p>
            <text:p>“That username is taken. Try another” message is shown</text:p>
            <text:p>Available alternatives are proposed</text:p>
            <text:p/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Username field verification for invalid equivalence cla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a 5-characters user name in the field “Username”</text:p>
          </table:table-cell>
          <table:table-cell office:value-type="string" calcext:value-type="string">
            <text:p><text:span text:style-name="T3">The user name entered is displayed in the “Username” field </text:span></text:p>
            <text:p>The “Username” field is highlighted in red</text:p>
            <text:p>“Sorry, your username must be between 6 and 30 characters long” message is shown</text:p>
            <text:p/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a 31-characters user name in the field “Username”</text:p>
          </table:table-cell>
          <table:table-cell office:value-type="string" calcext:value-type="string">
            <text:p><text:span text:style-name="T3">The user name entered is displayed in the “Username” field </text:span></text:p>
            <text:p>The “Username” field is highlighted in red</text:p>
            <text:p>“Sorry, your username must be between 6 and 30 characters long” message is shown</text:p>
            <text:p/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Type a user name which contains a a space in middle <text:s/>in the field “Username”</text:p>
          </table:table-cell>
          <table:table-cell office:value-type="string" calcext:value-type="string">
            <text:p><text:span text:style-name="T3">The user name entered is displayed in the “Username” field </text:span></text:p>
            <text:p>The “Username” field is highlighted in red</text:p>
            <text:p>“Sorry, only letters (a-z), numbers (0-9), and periods (.) are allowed” message is shown</text:p>
            <text:p/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a user name which contains a diacritics (e. g.: ś, ć, ó) <text:s/>in the field “Username”</text:p>
          </table:table-cell>
          <table:table-cell office:value-type="string" calcext:value-type="string">
            <text:p><text:span text:style-name="T3">The user name entered is displayed in the “Username” field </text:span></text:p>
            <text:p>The “Username” field is highlighted in red</text:p>
            <text:p>“Sorry, only letters (a-z), numbers (0-9), and periods (.) are allowed” message is shown</text:p>
            <text:p/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 user name which contains a symbol (e. g.: @, $, %, -) <text:s/>in the field “Username”</text:p>
          </table:table-cell>
          <table:table-cell office:value-type="string" calcext:value-type="string">
            <text:p><text:span text:style-name="T3">The user name entered is displayed in the “Username” field </text:span></text:p>
            <text:p>The “Username” field is highlighted in red</text:p>
            <text:p>“Sorry, only letters (a-z), numbers (0-9), and periods (.) are allowed” message is shown</text:p>
            <text:p/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Username field verification for valid equivalence cla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the registration form with valid data. For Username field verify variants:</text:p>
            <text:p><text:span text:style-name="T3">* 7-characters new user name</text:span></text:p>
            <text:p><text:span text:style-name="T3">* 29-characters new user name</text:span></text:p>
            <text:p><text:span text:style-name="T3">* 30-characters new user name</text:span></text:p>
            <text:p><text:span text:style-name="T3">* a user name which contains a dot inside</text:span></text:p>
            <text:p><text:span text:style-name="T3">* a user name which contains a number</text:span></text:p>
            <text:p><text:span text:style-name="T3"/></text:p>
            <text:p><text:span text:style-name="T3"/></text:p>
          </table:table-cell>
          <table:table-cell office:value-type="string" calcext:value-type="string">
            <text:p>The entered data are display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The “Password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registration form with valid data, except for “Password” field – it should be empty</text:p>
          </table:table-cell>
          <table:table-cell office:value-type="string" calcext:value-type="string">
            <text:p>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3">The account is not created</text:span></text:p>
            <text:p><text:span text:style-name="T3">The “Password” field is highlighted in red</text:span></text:p>
            <text:p><text:span text:style-name="T3">“Enter a password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The “Confirm (password)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registration form with valid data, except for “Confirm Password” field – it should be empty</text:p>
          </table:table-cell>
          <table:table-cell office:value-type="string" calcext:value-type="string">
            <text:p>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3">The account is not created</text:span></text:p>
            <text:p><text:span text:style-name="T3">The “Confirm” field is highlighted in red</text:span></text:p>
            <text:p><text:span text:style-name="T3">“Confirm your password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Password field verification for valid boundary values <text:span text:style-name="T2">(Password requirements: Passwords must be between 8 and 100 characters in length and contains numbers, letters and symbols)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the registration form with valid data. For Password field verify variants:</text:p>
            <text:p><text:span text:style-name="T3">* 8-characters password (use a mix of letters, numbers &amp; symbols)</text:span></text:p>
            <text:p><text:span text:style-name="T3">* 9-characters password (use a mix of letters, numbers &amp; symbols)</text:span></text:p>
            <text:p><text:span text:style-name="T3">* 99-characters password (use a mix of letters, numbers &amp; symbols)</text:span></text:p>
            <text:p><text:span text:style-name="T3">* 100-characters password (use a mix of letters, numbers &amp; symbols)</text:span></text:p>
            <text:p><text:span text:style-name="T3"/></text:p>
          </table:table-cell>
          <table:table-cell office:value-type="string" calcext:value-type="string">
            <text:p>The entered data are displayed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Password field verification for invalid equivalence cla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the first name, last name and user name with valid data</text:p>
            <text:p><text:span text:style-name="T3"/></text:p>
            <text:p><text:span text:style-name="T3"/></text:p>
          </table:table-cell>
          <table:table-cell office:value-type="string" calcext:value-type="string">
            <text:p>The entered data are displayed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or Password field verify variants:</text:p>
            <text:p><text:span text:style-name="T3">* Type 7-characters password (use a mix of letters, numbers &amp; symbols)</text:span></text:p>
            <text:p><text:span text:style-name="T3">* Type 101-characters password (use a mix of letters, numbers &amp; symbols)</text:span></text:p>
            <text:p><text:span text:style-name="T3">* Type password containing only numbers and symbols (use min 8 characters)</text:span></text:p>
            <text:p><text:span text:style-name="T3">* Type password  containing only letters and symbols (use min 8 characters)</text:span></text:p>
            <text:p><text:span text:style-name="T3">* Type password  containing only letters and numbers (use min 8 characters)</text:span></text:p>
            <text:p><text:span text:style-name="T3">* Type password starting with a blank space (use 8 or more characters with a mix of letters, numbers &amp; symbols)</text:span></text:p>
            <text:p><text:span text:style-name="T3">*Type password ending with a blank space (use 8 or more characters with a mix of letters, numbers &amp; symbols)</text:span></text:p>
            <text:p><text:span text:style-name="T3"/></text:p>
            <text:p><text:span text:style-name="T3"/></text:p>
            <text:p><text:span text:style-name="T3"/>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1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3">The account is not created</text:span></text:p>
            <text:p><text:span text:style-name="T3">The “Password” field is highlighted in red</text:span></text:p>
            <text:p><text:span text:style-name="T3">“Please choose a stronger password. Try a mix of letters, numbers, and symbols.” message is shown</text:span>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assword and password confirm must be the s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registration form with valid data</text:p>
          </table:table-cell>
          <table:table-cell office:value-type="string" calcext:value-type="string">
            <text:p>The entered data are display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a different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3">The account is not created</text:span></text:p>
            <text:p><text:span text:style-name="T3">The “Confirm” field is highlighted in red</text:span></text:p>
            <text:p><text:span text:style-name="T3">“Those passwords didn’t match. Try again.” message is shown </text:span></text:p>
            <text:p><text:span text:style-name="T3"> </text:span>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The “Show password” functionality verification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registration form with valid data</text:p>
          </table:table-cell>
          <table:table-cell office:value-type="string" calcext:value-type="string">
            <text:p>The entered data are display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heck the “Show password” box</text:p>
          </table:table-cell>
          <table:table-cell office:value-type="string" calcext:value-type="string">
            <text:p><text:span text:style-name="T3">The check box marked </text:span></text:p>
            <text:p><text:span text:style-name="T3"> The entered password is displayed without encryption (in the field “Password” and “Confirm”)</text:span>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All tabs redirect to the appropriate p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inks on the page (Help, Privacy, Terms) </text:p>
          </table:table-cell>
          <table:table-cell office:value-type="string" calcext:value-type="string">
            <text:p>You are directed to the appropriate page which opens in new tab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3">The “Sign in instead</text:span>” link directs to the Sign in 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“Sign in instead”</text:p>
          </table:table-cell>
          <table:table-cell office:value-type="string" calcext:value-type="string">
            <text:p>The Sign in page is ope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You can change the language of the 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anguage option</text:p>
          </table:table-cell>
          <table:table-cell office:value-type="string" calcext:value-type="string">
            <text:p>The list of available languages drops dow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hoose any language </text:p>
          </table:table-cell>
          <table:table-cell office:value-type="string" calcext:value-type="string">
            <text:p>The website is translated correctly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The tab key on the keyboard takes to the next fiel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ab on the keyboard</text:p>
          </table:table-cell>
          <table:table-cell office:value-type="string" calcext:value-type="string">
            <text:p>The course is moved to the next fiel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Pressing the enter key on the keyboard activates the “Next” butt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l registration form with valid data</text:p>
          </table:table-cell>
          <table:table-cell office:value-type="string" calcext:value-type="string">
            <text:p>The entered data are display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ess the enter on the keyboard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.00.0000</text:date>, <text:time style:data-style-name="N2" text:time-value="12:03:45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8T13:33:46.267000000</dc:date>
    <meta:editing-duration>PT2H29M16S</meta:editing-duration>
    <meta:editing-cycles>14</meta:editing-cycles>
    <meta:generator>LibreOffice/7.1.5.2$Windows_X86_64 LibreOffice_project/85f04e9f809797b8199d13c421bd8a2b025d52b5</meta:generator>
    <meta:document-statistic meta:table-count="1" meta:cell-count="309" meta:object-count="0"/>
  </office:meta>
</office:document-meta>
</file>